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Liberation Sans" fo:font-size="12pt" fo:font-weight="bold" officeooo:rsid="0002cd15" officeooo:paragraph-rsid="0002cd15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Sans" fo:font-size="12pt" fo:font-weight="bold" officeooo:rsid="0006c7bf" officeooo:paragraph-rsid="0002cd15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ans" fo:font-size="12pt" fo:font-weight="bold" officeooo:rsid="00088655" officeooo:paragraph-rsid="00088655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ans" fo:font-size="12pt" fo:font-weight="bold" officeooo:rsid="000929ae" officeooo:paragraph-rsid="000929ae" style:font-size-asian="10.5pt" style:font-weight-asian="bold" style:font-size-complex="12pt" style:font-weight-complex="bold"/>
    </style:style>
    <style:style style:name="P5" style:family="paragraph" style:parent-style-name="Text_20_body">
      <style:text-properties style:font-name="Liberation Sans" fo:font-size="12pt" fo:font-weight="bold" officeooo:rsid="000929ae" officeooo:paragraph-rsid="000929ae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fo:font-weight="normal" officeooo:rsid="0002cd15" officeooo:paragraph-rsid="0002cd15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Liberation Sans" fo:font-size="12pt" style:text-underline-style="none" fo:font-weight="normal" officeooo:rsid="0006c7bf" officeooo:paragraph-rsid="0006c7bf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Liberation Sans" fo:font-weight="bold" officeooo:paragraph-rsid="0006c7bf" style:font-weight-asian="bold" style:font-weight-complex="bold"/>
    </style:style>
    <style:style style:name="P9" style:family="paragraph" style:parent-style-name="Preformatted_20_Text">
      <style:text-properties fo:font-weight="bold" officeooo:paragraph-rsid="0006c7bf" style:font-weight-asian="bold" style:font-weight-complex="bold"/>
    </style:style>
    <style:style style:name="P10" style:family="paragraph" style:parent-style-name="Text_20_body">
      <style:text-properties fo:font-weight="bold" officeooo:rsid="000ab2eb" officeooo:paragraph-rsid="000ab2eb" style:font-weight-asian="bold" style:font-weight-complex="bold"/>
    </style:style>
    <style:style style:name="P11" style:family="paragraph" style:parent-style-name="Text_20_body">
      <style:text-properties fo:font-size="12pt" fo:font-weight="bold" officeooo:rsid="00088655" officeooo:paragraph-rsid="00088655" style:font-size-asian="10.5pt" style:font-weight-asian="bold" style:font-size-complex="12pt" style:font-weight-complex="bold"/>
    </style:style>
    <style:style style:name="P12" style:family="paragraph" style:parent-style-name="Text_20_body">
      <style:text-properties officeooo:rsid="000ab2eb" officeooo:paragraph-rsid="000ab2eb"/>
    </style:style>
    <style:style style:name="P13" style:family="paragraph" style:parent-style-name="Text_20_body" style:list-style-name="L1">
      <style:text-properties officeooo:rsid="000ab2eb" officeooo:paragraph-rsid="000ab2eb"/>
    </style:style>
    <style:style style:name="P14" style:family="paragraph" style:parent-style-name="Text_20_body">
      <style:text-properties officeooo:rsid="000ab2eb" officeooo:paragraph-rsid="000ab2eb"/>
    </style:style>
    <style:style style:name="P15" style:family="paragraph" style:parent-style-name="Text_20_body" style:list-style-name="L1">
      <style:text-properties fo:font-weight="normal" officeooo:rsid="000ab2eb" officeooo:paragraph-rsid="000ab2eb" style:font-weight-asian="normal" style:font-weight-complex="normal"/>
    </style:style>
    <style:style style:name="P16" style:family="paragraph" style:parent-style-name="Text_20_body">
      <style:text-properties officeooo:rsid="000c5534" officeooo:paragraph-rsid="000c5534"/>
    </style:style>
    <style:style style:name="T1" style:family="text">
      <style:text-properties officeooo:rsid="0003a102"/>
    </style:style>
    <style:style style:name="T2" style:family="text">
      <style:text-properties officeooo:rsid="0005848a"/>
    </style:style>
    <style:style style:name="T3" style:family="text">
      <style:text-properties style:font-name="Liberation Sans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S</text:p>
      <text:p text:style-name="P1"/>
      <text:p text:style-name="P1"/>
      <text:p text:style-name="P6">When a user submits a form without tn action such as a <text:s/><text:span text:style-name="T2">method= “</text:span>POST” action, the form is submited t<text:span text:style-name="T1">o</text:span> the same url as the webpage where the form is created.</text:p>
      <text:p text:style-name="P6"/>
      <text:p text:style-name="P6"/>
      <text:p text:style-name="P2">Introduction to the DOM</text:p>
      <text:p text:style-name="P7"/>
      <text:p text:style-name="P7">Document object model is a tree structure of he the content of the page.</text:p>
      <text:p text:style-name="P9"/>
      <text:p text:style-name="P8"/>
      <text:p text:style-name="P8"/>
      <text:p text:style-name="P8"/>
      <text:p text:style-name="P3">Web Accessibility</text:p>
      <text:p text:style-name="P3"/>
      <text:p text:style-name="P11"><text:span text:style-name="Strong_20_Emphasis"><text:span text:style-name="T3">Learn more </text:span></text:span><text:span text:style-name="T3">Here is a list of resources that may be helpful as you continue your learning journey.</text:span></text:p>
      <text:p text:style-name="Text_20_body"><text:span text:style-name="Strong_20_Emphasis"><text:span text:style-name="T3">HTML Elements Reference (Mozilla)</text:span></text:span></text:p>
      <text:p text:style-name="Text_20_body"><text:a xlink:type="simple" xlink:href="https://developer.mozilla.org/en-US/docs/Web/HTML/Element" office:target-frame-name="_blank" xlink:show="new" text:style-name="Internet_20_link" text:visited-style-name="Visited_20_Internet_20_Link"><text:span text:style-name="T3">https://developer.mozilla.org/en-US/docs/Web/HTML/Element</text:span></text:a></text:p>
      <text:p text:style-name="Text_20_body"><text:span text:style-name="Strong_20_Emphasis"><text:span text:style-name="T3">The Form Element (Mozilla)</text:span></text:span></text:p>
      <text:p text:style-name="Text_20_body"><text:a xlink:type="simple" xlink:href="https://developer.mozilla.org/en-US/docs/Web/HTML/Element/form" office:target-frame-name="_blank" xlink:show="new" text:style-name="Internet_20_link" text:visited-style-name="Visited_20_Internet_20_Link"><text:span text:style-name="T3">https://developer.mozilla.org/en-US/docs/Web/HTML/Element/form</text:span></text:a></text:p>
      <text:p text:style-name="Text_20_body"><text:span text:style-name="Strong_20_Emphasis"><text:span text:style-name="T3">What is the Document Object Model? (W3C)</text:span></text:span></text:p>
      <text:p text:style-name="Text_20_body"><text:a xlink:type="simple" xlink:href="https://www.w3.org/TR/WD-DOM/introduction.html" office:target-frame-name="_blank" xlink:show="new" text:style-name="Internet_20_link" text:visited-style-name="Visited_20_Internet_20_Link"><text:span text:style-name="T3">https://www.w3.org/TR/WD-DOM/introduction.html</text:span></text:a></text:p>
      <text:p text:style-name="Text_20_body"><text:span text:style-name="Strong_20_Emphasis"><text:span text:style-name="T3">ARIA in HTML (W3C via Github)</text:span></text:span></text:p>
      <text:p text:style-name="Text_20_body"><text:a xlink:type="simple" xlink:href="https://w3c.github.io/html-aria/" office:target-frame-name="_blank" xlink:show="new" text:style-name="Internet_20_link" text:visited-style-name="Visited_20_Internet_20_Link"><text:span text:style-name="T3">https://w3c.github.io/html-aria/</text:span></text:a></text:p>
      <text:p text:style-name="Text_20_body"><text:span text:style-name="Strong_20_Emphasis"><text:span text:style-name="T3">ARIA Authoring Practices (W3C)</text:span></text:span></text:p>
      <text:p text:style-name="Text_20_body"><text:a xlink:type="simple" xlink:href="https://www.w3.org/TR/wai-aria-practices-1.2/" office:target-frame-name="_blank" xlink:show="new" text:style-name="Internet_20_link" text:visited-style-name="Visited_20_Internet_20_Link"><text:span text:style-name="T3">https://www.w3.org/TR/wai-aria-practices-1.2/</text:span></text:a></text:p>
      <text:p text:style-name="P3"/>
      <text:p text:style-name="P3"/>
      <text:p text:style-name="P4">HTML AND CSS</text:p>
      <text:p text:style-name="P5"><text:span text:style-name="Strong_20_Emphasis">Learn more </text:span>Here is a list of resources that may be helpful as you continue your learning journey.</text:p>
      <text:p text:style-name="Text_20_body"><text:span text:style-name="Strong_20_Emphasis">CSS Reference (Mozilla)</text:span></text:p>
      <text:p text:style-name="Text_20_body"><text:a xlink:type="simple" xlink:href="https://developer.mozilla.org/en-US/docs/Web/CSS/Reference" office:target-frame-name="_blank" xlink:show="new" text:style-name="Internet_20_link" text:visited-style-name="Visited_20_Internet_20_Link">https://developer.mozilla.org/en-US/docs/Web/CSS/Reference</text:a></text:p>
      <text:p text:style-name="Text_20_body"><text:span text:style-name="Strong_20_Emphasis">HTML and CSS: Design and build websites by Jon Duckett</text:span></text:p>
      <text:p text:style-name="Text_20_body"><text:a xlink:type="simple" xlink:href="https://www.amazon.com/HTML-CSS-Design-Build-Websites/dp/1118008189/" office:target-frame-name="_blank" xlink:show="new" text:style-name="Internet_20_link" text:visited-style-name="Visited_20_Internet_20_Link">https://www.amazon.com/HTML-CSS-Design-Build-Websites/dp/1118008189/</text:a></text:p>
      <text:p text:style-name="Text_20_body"><text:span text:style-name="Strong_20_Emphasis">CSS Definitive Guide by Eric Meyer </text:span></text:p>
      <text:p text:style-name="Text_20_body"><text:a xlink:type="simple" xlink:href="https://www.amazon.com/CSS-Definitive-Guide-Visual-Presentation/dp/1449393195/" text:style-name="Internet_20_link" text:visited-style-name="Visited_20_Internet_20_Link">https://www.amazon.com/CSS-Definitive-Guide-Visual-Presentation/dp/1449393195/</text:a></text:p>
      <text:p text:style-name="Text_20_body"/>
      <text:p text:style-name="P10"><text:soft-page-break/>Responsive design</text:p>
      <text:p text:style-name="P12">Responsive design is a combination of :</text:p>
      <text:list xml:id="list2955828701" text:style-name="L1">
        <text:list-item>
          <text:p text:style-name="P13">flexible grids</text:p>
        </text:list-item>
        <text:list-item>
          <text:p text:style-name="P13">Fluid images</text:p>
        </text:list-item>
        <text:list-item>
          <text:p text:style-name="P13">Media queries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22943515689114" text:continue-numbering="true" text:style-name="L1">
        <text:list-header>
          <text:p text:style-name="P15"/>
        </text:list-header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22:29:40.929621191</dc:date>
    <meta:editing-duration>PT5H4M2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30" meta:word-count="162" meta:character-count="1295" meta:non-whitespace-character-count="1164"/>
  </office:meta>
</office:document-meta>
</file>